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-complex="Calibri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-complex="Calibri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font-name-complex="Calibri"/>
    </style:style>
    <style:style style:name="TableCell2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-complex="Calibri"/>
    </style:style>
    <style:style style:name="TableRow28" style:family="table-row">
      <style:table-row-properties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-complex="Calibri"/>
    </style:style>
    <style:style style:name="TableCell32" style:family="table-cell">
      <style:table-cell-properties fo:border="0.0069in solid #BFBFBF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Row36" style:family="table-row">
      <style:table-row-properties/>
    </style:style>
    <style:style style:name="TableCell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BFBFBF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Row43" style:family="table-row">
      <style:table-row-properties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-complex="Calibri"/>
    </style:style>
    <style:style style:name="TableCell47" style:family="table-cell">
      <style:table-cell-properties fo:border="0.0069in solid #BFBFBF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-complex="Calibri"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/>
    </style:style>
    <style:style style:name="TableRow51" style:family="table-row">
      <style:table-row-properties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Cell54" style:family="table-cell">
      <style:table-cell-properties fo:border="0.0069in solid #BFBFBF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Title</text:span></text:p>
          </table:table-cell>
          <table:table-cell table:style-name="TableCell16">
            <text:p text:style-name="P17">Zaloguj się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Header</text:p>
          </table:table-cell>
          <table:table-cell table:style-name="TableCell23">
            <text:p text:style-name="P24"><text:span text:style-name="T25">Zaloguj się</text:span>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<text:span text:style-name="T31">Mail</text:span></text:p>
          </table:table-cell>
          <table:table-cell table:style-name="TableCell32">
            <text:p text:style-name="P33">Wpisz mail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Password</text:p>
          </table:table-cell>
          <table:table-cell table:style-name="TableCell39">
            <text:p text:style-name="P40">Wpisz hasło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<text:span text:style-name="T46">ButtonSubmit</text:span></text:p>
          </table:table-cell>
          <table:table-cell table:style-name="TableCell47">
            <text:p text:style-name="P48">Zaloguj się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LinkCancel</text:p>
          </table:table-cell>
          <table:table-cell table:style-name="TableCell54">
            <text:p text:style-name="P55">Anuluj</text:p>
          </table:table-cell>
          <table:table-cell table:style-name="TableCell56">
            <text:p text:style-name="P57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8:00Z</meta:creation-date>
    <dc:date>2017-10-12T11:47:00Z</dc:date>
    <meta:template xlink:href="Normal.dotm" xlink:type="simple"/>
    <meta:editing-cycles>8</meta:editing-cycles>
    <meta:editing-duration>PT420S</meta:editing-duration>
    <meta:document-statistic meta:page-count="1" meta:paragraph-count="1" meta:word-count="23" meta:character-count="164" meta:row-count="1" meta:non-whitespace-character-count="142"/>
  </office:meta>
</office:document-meta>
</file>